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28.01pt"/>
    </style:style>
    <style:style style:name="co3" style:family="table-column">
      <style:table-column-properties fo:break-before="auto" style:column-width="52.7pt"/>
    </style:style>
    <style:style style:name="co4" style:family="table-column">
      <style:table-column-properties fo:break-before="auto" style:column-width="49.66pt"/>
    </style:style>
    <style:style style:name="co5" style:family="table-column">
      <style:table-column-properties fo:break-before="auto" style:column-width="14.09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pfcinit_performance_data" table:style-name="ta1">
        <table:table-column table:style-name="co1" table:number-columns-repeated="4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99" calcext:value-type="float">
            <text:p>199</text:p>
          </table:table-cell>
          <table:table-cell office:value-type="float" office:value="265" calcext:value-type="float">
            <text:p>265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4425" calcext:value-type="float">
            <text:p>0.004425</text:p>
          </table:table-cell>
          <table:table-cell office:value-type="float" office:value="0.003472" calcext:value-type="float">
            <text:p>0.003472</text:p>
          </table:table-cell>
          <table:table-cell office:value-type="float" office:value="0.173185" calcext:value-type="float">
            <text:p>0.1731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999657" calcext:value-type="float">
            <text:p>-0.999657</text:p>
          </table:table-cell>
          <table:table-cell office:value-type="float" office:value="0.026177" calcext:value-type="float">
            <text:p>0.0261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7" calcext:value-type="float">
            <text:p>-177</text:p>
          </table:table-cell>
          <table:table-cell office:value-type="float" office:value="0.00415" calcext:value-type="float">
            <text:p>0.00415</text:p>
          </table:table-cell>
          <table:table-cell office:value-type="float" office:value="0.346223" calcext:value-type="float">
            <text:p>0.346223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98" calcext:value-type="float">
            <text:p>198</text:p>
          </table:table-cell>
          <table:table-cell office:value-type="float" office:value="265" calcext:value-type="float">
            <text:p>265</text:p>
          </table:table-cell>
          <table:table-cell office:value-type="float" office:value="200" calcext:value-type="float">
            <text:p>200</text:p>
          </table:table-cell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office:value-type="float" office:value="0.004399" calcext:value-type="float">
            <text:p>0.004399</text:p>
          </table:table-cell>
          <table:table-cell office:value-type="float" office:value="0.003618" calcext:value-type="float">
            <text:p>0.003618</text:p>
          </table:table-cell>
          <table:table-cell office:value-type="float" office:value="0.180933" calcext:value-type="float">
            <text:p>0.1809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999048" calcext:value-type="float">
            <text:p>-0.999048</text:p>
          </table:table-cell>
          <table:table-cell office:value-type="float" office:value="0.043619" calcext:value-type="float">
            <text:p>0.0436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5" calcext:value-type="float">
            <text:p>-175</text:p>
          </table:table-cell>
          <table:table-cell office:value-type="float" office:value="0.004212" calcext:value-type="float">
            <text:p>0.004212</text:p>
          </table:table-cell>
          <table:table-cell office:value-type="float" office:value="1.653766" calcext:value-type="float">
            <text:p>1.653766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98" calcext:value-type="float">
            <text:p>198</text:p>
          </table:table-cell>
          <table:table-cell office:value-type="float" office:value="265" calcext:value-type="float">
            <text:p>265</text:p>
          </table:table-cell>
          <table:table-cell office:value-type="float" office:value="200" calcext:value-type="float">
            <text:p>200</text:p>
          </table:table-cell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office:value-type="float" office:value="0.004399" calcext:value-type="float">
            <text:p>0.004399</text:p>
          </table:table-cell>
          <table:table-cell office:value-type="float" office:value="0.003618" calcext:value-type="float">
            <text:p>0.003618</text:p>
          </table:table-cell>
          <table:table-cell office:value-type="float" office:value="0.180933" calcext:value-type="float">
            <text:p>0.1809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999048" calcext:value-type="float">
            <text:p>-0.999048</text:p>
          </table:table-cell>
          <table:table-cell office:value-type="float" office:value="0.043619" calcext:value-type="float">
            <text:p>0.0436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5" calcext:value-type="float">
            <text:p>-175</text:p>
          </table:table-cell>
          <table:table-cell office:value-type="float" office:value="0.004212" calcext:value-type="float">
            <text:p>0.004212</text:p>
          </table:table-cell>
          <table:table-cell office:value-type="float" office:value="1.653766" calcext:value-type="float">
            <text:p>1.653766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99" calcext:value-type="float">
            <text:p>199</text:p>
          </table:table-cell>
          <table:table-cell office:value-type="float" office:value="265" calcext:value-type="float">
            <text:p>265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4425" calcext:value-type="float">
            <text:p>0.004425</text:p>
          </table:table-cell>
          <table:table-cell office:value-type="float" office:value="0.003472" calcext:value-type="float">
            <text:p>0.003472</text:p>
          </table:table-cell>
          <table:table-cell office:value-type="float" office:value="0.173185" calcext:value-type="float">
            <text:p>0.1731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999657" calcext:value-type="float">
            <text:p>-0.999657</text:p>
          </table:table-cell>
          <table:table-cell office:value-type="float" office:value="0.026177" calcext:value-type="float">
            <text:p>0.0261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7" calcext:value-type="float">
            <text:p>-177</text:p>
          </table:table-cell>
          <table:table-cell office:value-type="float" office:value="0.00415" calcext:value-type="float">
            <text:p>0.00415</text:p>
          </table:table-cell>
          <table:table-cell office:value-type="float" office:value="0.346223" calcext:value-type="float">
            <text:p>0.346223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58" calcext:value-type="float">
            <text:p>58</text:p>
          </table:table-cell>
          <table:table-cell office:value-type="float" office:value="365" calcext:value-type="float">
            <text:p>365</text:p>
          </table:table-cell>
          <table:table-cell office:value-type="float" office:value="57" calcext:value-type="float">
            <text:p>57</text:p>
          </table:table-cell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office:value-type="float" office:value="0.029898" calcext:value-type="float">
            <text:p>0.029898</text:p>
          </table:table-cell>
          <table:table-cell office:value-type="float" office:value="-0.029733" calcext:value-type="float">
            <text:p>-0.029733</text:p>
          </table:table-cell>
          <table:table-cell office:value-type="float" office:value="0.179268" calcext:value-type="float">
            <text:p>0.1792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948324" calcext:value-type="float">
            <text:p>-0.948324</text:p>
          </table:table-cell>
          <table:table-cell office:value-type="float" office:value="0.317305" calcext:value-type="float">
            <text:p>0.3173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3" calcext:value-type="float">
            <text:p>-143</text:p>
          </table:table-cell>
          <table:table-cell office:value-type="float" office:value="0.002872" calcext:value-type="float">
            <text:p>0.002872</text:p>
          </table:table-cell>
          <table:table-cell office:value-type="float" office:value="0.126355" calcext:value-type="float">
            <text:p>0.126355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58" calcext:value-type="float">
            <text:p>58</text:p>
          </table:table-cell>
          <table:table-cell office:value-type="float" office:value="365" calcext:value-type="float">
            <text:p>365</text:p>
          </table:table-cell>
          <table:table-cell office:value-type="float" office:value="57" calcext:value-type="float">
            <text:p>57</text:p>
          </table:table-cell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office:value-type="float" office:value="0.029898" calcext:value-type="float">
            <text:p>0.029898</text:p>
          </table:table-cell>
          <table:table-cell office:value-type="float" office:value="-0.029733" calcext:value-type="float">
            <text:p>-0.029733</text:p>
          </table:table-cell>
          <table:table-cell office:value-type="float" office:value="0.179268" calcext:value-type="float">
            <text:p>0.1792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948324" calcext:value-type="float">
            <text:p>-0.948324</text:p>
          </table:table-cell>
          <table:table-cell office:value-type="float" office:value="0.317305" calcext:value-type="float">
            <text:p>0.3173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3" calcext:value-type="float">
            <text:p>-143</text:p>
          </table:table-cell>
          <table:table-cell office:value-type="float" office:value="0.002872" calcext:value-type="float">
            <text:p>0.002872</text:p>
          </table:table-cell>
          <table:table-cell office:value-type="float" office:value="0.126355" calcext:value-type="float">
            <text:p>0.126355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58" calcext:value-type="float">
            <text:p>58</text:p>
          </table:table-cell>
          <table:table-cell office:value-type="float" office:value="365" calcext:value-type="float">
            <text:p>365</text:p>
          </table:table-cell>
          <table:table-cell office:value-type="float" office:value="57" calcext:value-type="float">
            <text:p>57</text:p>
          </table:table-cell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office:value-type="float" office:value="0.029898" calcext:value-type="float">
            <text:p>0.029898</text:p>
          </table:table-cell>
          <table:table-cell office:value-type="float" office:value="-0.029733" calcext:value-type="float">
            <text:p>-0.029733</text:p>
          </table:table-cell>
          <table:table-cell office:value-type="float" office:value="0.179268" calcext:value-type="float">
            <text:p>0.1792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948324" calcext:value-type="float">
            <text:p>-0.948324</text:p>
          </table:table-cell>
          <table:table-cell office:value-type="float" office:value="0.317305" calcext:value-type="float">
            <text:p>0.3173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3" calcext:value-type="float">
            <text:p>-143</text:p>
          </table:table-cell>
          <table:table-cell office:value-type="float" office:value="0.002872" calcext:value-type="float">
            <text:p>0.002872</text:p>
          </table:table-cell>
          <table:table-cell office:value-type="float" office:value="0.126355" calcext:value-type="float">
            <text:p>0.126355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58" calcext:value-type="float">
            <text:p>58</text:p>
          </table:table-cell>
          <table:table-cell office:value-type="float" office:value="365" calcext:value-type="float">
            <text:p>365</text:p>
          </table:table-cell>
          <table:table-cell office:value-type="float" office:value="57" calcext:value-type="float">
            <text:p>57</text:p>
          </table:table-cell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office:value-type="float" office:value="0.029898" calcext:value-type="float">
            <text:p>0.029898</text:p>
          </table:table-cell>
          <table:table-cell office:value-type="float" office:value="-0.029733" calcext:value-type="float">
            <text:p>-0.029733</text:p>
          </table:table-cell>
          <table:table-cell office:value-type="float" office:value="0.179268" calcext:value-type="float">
            <text:p>0.1792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948324" calcext:value-type="float">
            <text:p>-0.948324</text:p>
          </table:table-cell>
          <table:table-cell office:value-type="float" office:value="0.317305" calcext:value-type="float">
            <text:p>0.3173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3" calcext:value-type="float">
            <text:p>-143</text:p>
          </table:table-cell>
          <table:table-cell office:value-type="float" office:value="0.002872" calcext:value-type="float">
            <text:p>0.002872</text:p>
          </table:table-cell>
          <table:table-cell office:value-type="float" office:value="0.126355" calcext:value-type="float">
            <text:p>0.12635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38" calcext:value-type="float">
            <text:p>138</text:p>
          </table:table-cell>
          <table:table-cell office:value-type="float" office:value="81" calcext:value-type="float">
            <text:p>81</text:p>
          </table:table-cell>
          <table:table-cell office:value-type="float" office:value="138" calcext:value-type="float">
            <text:p>138</text:p>
          </table:table-cell>
          <table:table-cell table:number-columns-repeated="2" office:value-type="float" office:value="1.4" calcext:value-type="float">
            <text:p>1.4</text:p>
          </table:table-cell>
          <table:table-cell office:value-type="float" office:value="-0.026682" calcext:value-type="float">
            <text:p>-0.026682</text:p>
          </table:table-cell>
          <table:table-cell office:value-type="float" office:value="-0.001944" calcext:value-type="float">
            <text:p>-0.001944</text:p>
          </table:table-cell>
          <table:table-cell office:value-type="float" office:value="0.127394" calcext:value-type="float">
            <text:p>0.1273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987688" calcext:value-type="float">
            <text:p>-0.987688</text:p>
          </table:table-cell>
          <table:table-cell office:value-type="float" office:value="0.156434" calcext:value-type="float">
            <text:p>0.1564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2" calcext:value-type="float">
            <text:p>-162</text:p>
          </table:table-cell>
          <table:table-cell office:value-type="float" office:value="0.002438" calcext:value-type="float">
            <text:p>0.002438</text:p>
          </table:table-cell>
          <table:table-cell office:value-type="float" office:value="0.881422" calcext:value-type="float">
            <text:p>0.881422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38" calcext:value-type="float">
            <text:p>138</text:p>
          </table:table-cell>
          <table:table-cell office:value-type="float" office:value="81" calcext:value-type="float">
            <text:p>81</text:p>
          </table:table-cell>
          <table:table-cell office:value-type="float" office:value="138" calcext:value-type="float">
            <text:p>138</text:p>
          </table:table-cell>
          <table:table-cell table:number-columns-repeated="2" office:value-type="float" office:value="1.4" calcext:value-type="float">
            <text:p>1.4</text:p>
          </table:table-cell>
          <table:table-cell office:value-type="float" office:value="-0.026682" calcext:value-type="float">
            <text:p>-0.026682</text:p>
          </table:table-cell>
          <table:table-cell office:value-type="float" office:value="-0.001944" calcext:value-type="float">
            <text:p>-0.001944</text:p>
          </table:table-cell>
          <table:table-cell office:value-type="float" office:value="0.127394" calcext:value-type="float">
            <text:p>0.1273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987688" calcext:value-type="float">
            <text:p>-0.987688</text:p>
          </table:table-cell>
          <table:table-cell office:value-type="float" office:value="0.156434" calcext:value-type="float">
            <text:p>0.1564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2" calcext:value-type="float">
            <text:p>-162</text:p>
          </table:table-cell>
          <table:table-cell office:value-type="float" office:value="0.002438" calcext:value-type="float">
            <text:p>0.002438</text:p>
          </table:table-cell>
          <table:table-cell office:value-type="float" office:value="0.881422" calcext:value-type="float">
            <text:p>0.881422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38" calcext:value-type="float">
            <text:p>138</text:p>
          </table:table-cell>
          <table:table-cell office:value-type="float" office:value="81" calcext:value-type="float">
            <text:p>81</text:p>
          </table:table-cell>
          <table:table-cell office:value-type="float" office:value="138" calcext:value-type="float">
            <text:p>138</text:p>
          </table:table-cell>
          <table:table-cell table:number-columns-repeated="2" office:value-type="float" office:value="1.4" calcext:value-type="float">
            <text:p>1.4</text:p>
          </table:table-cell>
          <table:table-cell office:value-type="float" office:value="-0.026682" calcext:value-type="float">
            <text:p>-0.026682</text:p>
          </table:table-cell>
          <table:table-cell office:value-type="float" office:value="-0.001944" calcext:value-type="float">
            <text:p>-0.001944</text:p>
          </table:table-cell>
          <table:table-cell office:value-type="float" office:value="0.127394" calcext:value-type="float">
            <text:p>0.1273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987688" calcext:value-type="float">
            <text:p>-0.987688</text:p>
          </table:table-cell>
          <table:table-cell office:value-type="float" office:value="0.156434" calcext:value-type="float">
            <text:p>0.1564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2" calcext:value-type="float">
            <text:p>-162</text:p>
          </table:table-cell>
          <table:table-cell office:value-type="float" office:value="0.002438" calcext:value-type="float">
            <text:p>0.002438</text:p>
          </table:table-cell>
          <table:table-cell office:value-type="float" office:value="0.881422" calcext:value-type="float">
            <text:p>0.881422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38" calcext:value-type="float">
            <text:p>138</text:p>
          </table:table-cell>
          <table:table-cell office:value-type="float" office:value="81" calcext:value-type="float">
            <text:p>81</text:p>
          </table:table-cell>
          <table:table-cell office:value-type="float" office:value="138" calcext:value-type="float">
            <text:p>138</text:p>
          </table:table-cell>
          <table:table-cell table:number-columns-repeated="2" office:value-type="float" office:value="1.4" calcext:value-type="float">
            <text:p>1.4</text:p>
          </table:table-cell>
          <table:table-cell office:value-type="float" office:value="-0.026682" calcext:value-type="float">
            <text:p>-0.026682</text:p>
          </table:table-cell>
          <table:table-cell office:value-type="float" office:value="-0.001944" calcext:value-type="float">
            <text:p>-0.001944</text:p>
          </table:table-cell>
          <table:table-cell office:value-type="float" office:value="0.127394" calcext:value-type="float">
            <text:p>0.1273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987688" calcext:value-type="float">
            <text:p>-0.987688</text:p>
          </table:table-cell>
          <table:table-cell office:value-type="float" office:value="0.156434" calcext:value-type="float">
            <text:p>0.1564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2" calcext:value-type="float">
            <text:p>-162</text:p>
          </table:table-cell>
          <table:table-cell office:value-type="float" office:value="0.002438" calcext:value-type="float">
            <text:p>0.002438</text:p>
          </table:table-cell>
          <table:table-cell office:value-type="float" office:value="0.881422" calcext:value-type="float">
            <text:p>0.881422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24" calcext:value-type="float">
            <text:p>124</text:p>
          </table:table-cell>
          <table:table-cell office:value-type="float" office:value="268" calcext:value-type="float">
            <text:p>268</text:p>
          </table:table-cell>
          <table:table-cell office:value-type="float" office:value="123" calcext:value-type="float">
            <text:p>123</text:p>
          </table:table-cell>
          <table:table-cell office:value-type="float" office:value="1.1" calcext:value-type="float">
            <text:p>1.1</text:p>
          </table:table-cell>
          <table:table-cell office:value-type="float" office:value="1.11" calcext:value-type="float">
            <text:p>1.11</text:p>
          </table:table-cell>
          <table:table-cell office:value-type="float" office:value="0.011909" calcext:value-type="float">
            <text:p>0.011909</text:p>
          </table:table-cell>
          <table:table-cell office:value-type="float" office:value="-0.00883" calcext:value-type="float">
            <text:p>-0.00883</text:p>
          </table:table-cell>
          <table:table-cell office:value-type="float" office:value="0.161761" calcext:value-type="float">
            <text:p>0.1617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56305" calcext:value-type="float">
            <text:p>0.956305</text:p>
          </table:table-cell>
          <table:table-cell office:value-type="float" office:value="0.292372" calcext:value-type="float">
            <text:p>0.2923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0.003234" calcext:value-type="float">
            <text:p>0.003234</text:p>
          </table:table-cell>
          <table:table-cell office:value-type="float" office:value="0.504152" calcext:value-type="float">
            <text:p>0.504152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24" calcext:value-type="float">
            <text:p>124</text:p>
          </table:table-cell>
          <table:table-cell office:value-type="float" office:value="268" calcext:value-type="float">
            <text:p>268</text:p>
          </table:table-cell>
          <table:table-cell office:value-type="float" office:value="123" calcext:value-type="float">
            <text:p>123</text:p>
          </table:table-cell>
          <table:table-cell office:value-type="float" office:value="1.1" calcext:value-type="float">
            <text:p>1.1</text:p>
          </table:table-cell>
          <table:table-cell office:value-type="float" office:value="1.11" calcext:value-type="float">
            <text:p>1.11</text:p>
          </table:table-cell>
          <table:table-cell office:value-type="float" office:value="0.011909" calcext:value-type="float">
            <text:p>0.011909</text:p>
          </table:table-cell>
          <table:table-cell office:value-type="float" office:value="-0.00883" calcext:value-type="float">
            <text:p>-0.00883</text:p>
          </table:table-cell>
          <table:table-cell office:value-type="float" office:value="0.161761" calcext:value-type="float">
            <text:p>0.1617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56305" calcext:value-type="float">
            <text:p>0.956305</text:p>
          </table:table-cell>
          <table:table-cell office:value-type="float" office:value="0.292372" calcext:value-type="float">
            <text:p>0.2923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0.003234" calcext:value-type="float">
            <text:p>0.003234</text:p>
          </table:table-cell>
          <table:table-cell office:value-type="float" office:value="0.504152" calcext:value-type="float">
            <text:p>0.504152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24" calcext:value-type="float">
            <text:p>124</text:p>
          </table:table-cell>
          <table:table-cell office:value-type="float" office:value="268" calcext:value-type="float">
            <text:p>268</text:p>
          </table:table-cell>
          <table:table-cell office:value-type="float" office:value="123" calcext:value-type="float">
            <text:p>123</text:p>
          </table:table-cell>
          <table:table-cell office:value-type="float" office:value="1.1" calcext:value-type="float">
            <text:p>1.1</text:p>
          </table:table-cell>
          <table:table-cell office:value-type="float" office:value="1.11" calcext:value-type="float">
            <text:p>1.11</text:p>
          </table:table-cell>
          <table:table-cell office:value-type="float" office:value="0.011909" calcext:value-type="float">
            <text:p>0.011909</text:p>
          </table:table-cell>
          <table:table-cell office:value-type="float" office:value="-0.00883" calcext:value-type="float">
            <text:p>-0.00883</text:p>
          </table:table-cell>
          <table:table-cell office:value-type="float" office:value="0.161761" calcext:value-type="float">
            <text:p>0.1617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56305" calcext:value-type="float">
            <text:p>0.956305</text:p>
          </table:table-cell>
          <table:table-cell office:value-type="float" office:value="0.292372" calcext:value-type="float">
            <text:p>0.2923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0.003234" calcext:value-type="float">
            <text:p>0.003234</text:p>
          </table:table-cell>
          <table:table-cell office:value-type="float" office:value="0.504152" calcext:value-type="float">
            <text:p>0.504152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24" calcext:value-type="float">
            <text:p>124</text:p>
          </table:table-cell>
          <table:table-cell office:value-type="float" office:value="268" calcext:value-type="float">
            <text:p>268</text:p>
          </table:table-cell>
          <table:table-cell office:value-type="float" office:value="123" calcext:value-type="float">
            <text:p>123</text:p>
          </table:table-cell>
          <table:table-cell office:value-type="float" office:value="1.1" calcext:value-type="float">
            <text:p>1.1</text:p>
          </table:table-cell>
          <table:table-cell office:value-type="float" office:value="1.11" calcext:value-type="float">
            <text:p>1.11</text:p>
          </table:table-cell>
          <table:table-cell office:value-type="float" office:value="0.011909" calcext:value-type="float">
            <text:p>0.011909</text:p>
          </table:table-cell>
          <table:table-cell office:value-type="float" office:value="-0.00883" calcext:value-type="float">
            <text:p>-0.00883</text:p>
          </table:table-cell>
          <table:table-cell office:value-type="float" office:value="0.161761" calcext:value-type="float">
            <text:p>0.1617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56305" calcext:value-type="float">
            <text:p>0.956305</text:p>
          </table:table-cell>
          <table:table-cell office:value-type="float" office:value="0.292372" calcext:value-type="float">
            <text:p>0.2923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0.003234" calcext:value-type="float">
            <text:p>0.003234</text:p>
          </table:table-cell>
          <table:table-cell office:value-type="float" office:value="0.504152" calcext:value-type="float">
            <text:p>0.504152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59" calcext:value-type="float">
            <text:p>159</text:p>
          </table:table-cell>
          <table:table-cell office:value-type="float" office:value="414" calcext:value-type="float">
            <text:p>414</text:p>
          </table:table-cell>
          <table:table-cell office:value-type="float" office:value="159" calcext:value-type="float">
            <text:p>159</text:p>
          </table:table-cell>
          <table:table-cell table:number-columns-repeated="2" office:value-type="float" office:value="0.97" calcext:value-type="float">
            <text:p>0.97</text:p>
          </table:table-cell>
          <table:table-cell office:value-type="float" office:value="0.050652" calcext:value-type="float">
            <text:p>0.050652</text:p>
          </table:table-cell>
          <table:table-cell office:value-type="float" office:value="-0.002845" calcext:value-type="float">
            <text:p>-0.002845</text:p>
          </table:table-cell>
          <table:table-cell office:value-type="float" office:value="0.184014" calcext:value-type="float">
            <text:p>0.184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53717" calcext:value-type="float">
            <text:p>0.953717</text:p>
          </table:table-cell>
          <table:table-cell office:value-type="float" office:value="0.300706" calcext:value-type="float">
            <text:p>0.3007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0.00269" calcext:value-type="float">
            <text:p>0.00269</text:p>
          </table:table-cell>
          <table:table-cell office:value-type="float" office:value="0.495856" calcext:value-type="float">
            <text:p>0.495856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59" calcext:value-type="float">
            <text:p>159</text:p>
          </table:table-cell>
          <table:table-cell office:value-type="float" office:value="414" calcext:value-type="float">
            <text:p>414</text:p>
          </table:table-cell>
          <table:table-cell office:value-type="float" office:value="159" calcext:value-type="float">
            <text:p>159</text:p>
          </table:table-cell>
          <table:table-cell table:number-columns-repeated="2" office:value-type="float" office:value="0.97" calcext:value-type="float">
            <text:p>0.97</text:p>
          </table:table-cell>
          <table:table-cell office:value-type="float" office:value="0.050652" calcext:value-type="float">
            <text:p>0.050652</text:p>
          </table:table-cell>
          <table:table-cell office:value-type="float" office:value="-0.002845" calcext:value-type="float">
            <text:p>-0.002845</text:p>
          </table:table-cell>
          <table:table-cell office:value-type="float" office:value="0.184014" calcext:value-type="float">
            <text:p>0.184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53717" calcext:value-type="float">
            <text:p>0.953717</text:p>
          </table:table-cell>
          <table:table-cell office:value-type="float" office:value="0.300706" calcext:value-type="float">
            <text:p>0.3007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0.00269" calcext:value-type="float">
            <text:p>0.00269</text:p>
          </table:table-cell>
          <table:table-cell office:value-type="float" office:value="0.495856" calcext:value-type="float">
            <text:p>0.495856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59" calcext:value-type="float">
            <text:p>159</text:p>
          </table:table-cell>
          <table:table-cell office:value-type="float" office:value="414" calcext:value-type="float">
            <text:p>414</text:p>
          </table:table-cell>
          <table:table-cell office:value-type="float" office:value="159" calcext:value-type="float">
            <text:p>159</text:p>
          </table:table-cell>
          <table:table-cell table:number-columns-repeated="2" office:value-type="float" office:value="0.97" calcext:value-type="float">
            <text:p>0.97</text:p>
          </table:table-cell>
          <table:table-cell office:value-type="float" office:value="0.050652" calcext:value-type="float">
            <text:p>0.050652</text:p>
          </table:table-cell>
          <table:table-cell office:value-type="float" office:value="-0.002845" calcext:value-type="float">
            <text:p>-0.002845</text:p>
          </table:table-cell>
          <table:table-cell office:value-type="float" office:value="0.184014" calcext:value-type="float">
            <text:p>0.184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53717" calcext:value-type="float">
            <text:p>0.953717</text:p>
          </table:table-cell>
          <table:table-cell office:value-type="float" office:value="0.300706" calcext:value-type="float">
            <text:p>0.3007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0.00269" calcext:value-type="float">
            <text:p>0.00269</text:p>
          </table:table-cell>
          <table:table-cell office:value-type="float" office:value="0.495856" calcext:value-type="float">
            <text:p>0.495856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59" calcext:value-type="float">
            <text:p>159</text:p>
          </table:table-cell>
          <table:table-cell office:value-type="float" office:value="414" calcext:value-type="float">
            <text:p>414</text:p>
          </table:table-cell>
          <table:table-cell office:value-type="float" office:value="159" calcext:value-type="float">
            <text:p>159</text:p>
          </table:table-cell>
          <table:table-cell table:number-columns-repeated="2" office:value-type="float" office:value="0.97" calcext:value-type="float">
            <text:p>0.97</text:p>
          </table:table-cell>
          <table:table-cell office:value-type="float" office:value="0.050652" calcext:value-type="float">
            <text:p>0.050652</text:p>
          </table:table-cell>
          <table:table-cell office:value-type="float" office:value="-0.002845" calcext:value-type="float">
            <text:p>-0.002845</text:p>
          </table:table-cell>
          <table:table-cell office:value-type="float" office:value="0.184014" calcext:value-type="float">
            <text:p>0.184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53717" calcext:value-type="float">
            <text:p>0.953717</text:p>
          </table:table-cell>
          <table:table-cell office:value-type="float" office:value="0.300706" calcext:value-type="float">
            <text:p>0.3007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0.00269" calcext:value-type="float">
            <text:p>0.00269</text:p>
          </table:table-cell>
          <table:table-cell office:value-type="float" office:value="0.495856" calcext:value-type="float">
            <text:p>0.495856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17" calcext:value-type="float">
            <text:p>117</text:p>
          </table:table-cell>
          <table:table-cell office:value-type="float" office:value="135" calcext:value-type="float">
            <text:p>135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0.97" calcext:value-type="float">
            <text:p>0.97</text:p>
          </table:table-cell>
          <table:table-cell office:value-type="float" office:value="-0.027489" calcext:value-type="float">
            <text:p>-0.027489</text:p>
          </table:table-cell>
          <table:table-cell office:value-type="float" office:value="-0.015562" calcext:value-type="float">
            <text:p>-0.015562</text:p>
          </table:table-cell>
          <table:table-cell office:value-type="float" office:value="0.179221" calcext:value-type="float">
            <text:p>0.1792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19152" calcext:value-type="float">
            <text:p>0.819152</text:p>
          </table:table-cell>
          <table:table-cell office:value-type="float" office:value="0.573576" calcext:value-type="float">
            <text:p>0.5735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0.002741" calcext:value-type="float">
            <text:p>0.002741</text:p>
          </table:table-cell>
          <table:table-cell office:value-type="float" office:value="0.725487" calcext:value-type="float">
            <text:p>0.725487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17" calcext:value-type="float">
            <text:p>117</text:p>
          </table:table-cell>
          <table:table-cell office:value-type="float" office:value="135" calcext:value-type="float">
            <text:p>135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0.97" calcext:value-type="float">
            <text:p>0.97</text:p>
          </table:table-cell>
          <table:table-cell office:value-type="float" office:value="-0.027489" calcext:value-type="float">
            <text:p>-0.027489</text:p>
          </table:table-cell>
          <table:table-cell office:value-type="float" office:value="-0.015562" calcext:value-type="float">
            <text:p>-0.015562</text:p>
          </table:table-cell>
          <table:table-cell office:value-type="float" office:value="0.179221" calcext:value-type="float">
            <text:p>0.1792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19152" calcext:value-type="float">
            <text:p>0.819152</text:p>
          </table:table-cell>
          <table:table-cell office:value-type="float" office:value="0.573576" calcext:value-type="float">
            <text:p>0.5735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0.002741" calcext:value-type="float">
            <text:p>0.002741</text:p>
          </table:table-cell>
          <table:table-cell office:value-type="float" office:value="0.725487" calcext:value-type="float">
            <text:p>0.725487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17" calcext:value-type="float">
            <text:p>117</text:p>
          </table:table-cell>
          <table:table-cell office:value-type="float" office:value="135" calcext:value-type="float">
            <text:p>135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0.97" calcext:value-type="float">
            <text:p>0.97</text:p>
          </table:table-cell>
          <table:table-cell office:value-type="float" office:value="-0.027489" calcext:value-type="float">
            <text:p>-0.027489</text:p>
          </table:table-cell>
          <table:table-cell office:value-type="float" office:value="-0.015562" calcext:value-type="float">
            <text:p>-0.015562</text:p>
          </table:table-cell>
          <table:table-cell office:value-type="float" office:value="0.179221" calcext:value-type="float">
            <text:p>0.1792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19152" calcext:value-type="float">
            <text:p>0.819152</text:p>
          </table:table-cell>
          <table:table-cell office:value-type="float" office:value="0.573576" calcext:value-type="float">
            <text:p>0.5735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0.002741" calcext:value-type="float">
            <text:p>0.002741</text:p>
          </table:table-cell>
          <table:table-cell office:value-type="float" office:value="0.725487" calcext:value-type="float">
            <text:p>0.725487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17" calcext:value-type="float">
            <text:p>117</text:p>
          </table:table-cell>
          <table:table-cell office:value-type="float" office:value="135" calcext:value-type="float">
            <text:p>135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0.97" calcext:value-type="float">
            <text:p>0.97</text:p>
          </table:table-cell>
          <table:table-cell office:value-type="float" office:value="-0.027489" calcext:value-type="float">
            <text:p>-0.027489</text:p>
          </table:table-cell>
          <table:table-cell office:value-type="float" office:value="-0.015562" calcext:value-type="float">
            <text:p>-0.015562</text:p>
          </table:table-cell>
          <table:table-cell office:value-type="float" office:value="0.179221" calcext:value-type="float">
            <text:p>0.1792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19152" calcext:value-type="float">
            <text:p>0.819152</text:p>
          </table:table-cell>
          <table:table-cell office:value-type="float" office:value="0.573576" calcext:value-type="float">
            <text:p>0.5735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0.002741" calcext:value-type="float">
            <text:p>0.002741</text:p>
          </table:table-cell>
          <table:table-cell office:value-type="float" office:value="0.725487" calcext:value-type="float">
            <text:p>0.725487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170" calcext:value-type="float">
            <text:p>170</text:p>
          </table:table-cell>
          <table:table-cell office:value-type="float" office:value="370" calcext:value-type="float">
            <text:p>370</text:p>
          </table:table-cell>
          <table:table-cell office:value-type="float" office:value="168" calcext:value-type="float">
            <text:p>168</text:p>
          </table:table-cell>
          <table:table-cell office:value-type="float" office:value="1.94" calcext:value-type="float">
            <text:p>1.94</text:p>
          </table:table-cell>
          <table:table-cell office:value-type="float" office:value="1.95" calcext:value-type="float">
            <text:p>1.95</text:p>
          </table:table-cell>
          <table:table-cell office:value-type="float" office:value="0.026267" calcext:value-type="float">
            <text:p>0.026267</text:p>
          </table:table-cell>
          <table:table-cell office:value-type="float" office:value="0.00502" calcext:value-type="float">
            <text:p>0.00502</text:p>
          </table:table-cell>
          <table:table-cell office:value-type="float" office:value="0.091204" calcext:value-type="float">
            <text:p>0.0912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999657" calcext:value-type="float">
            <text:p>-0.999657</text:p>
          </table:table-cell>
          <table:table-cell office:value-type="float" office:value="0.026177" calcext:value-type="float">
            <text:p>0.0261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7" calcext:value-type="float">
            <text:p>-177</text:p>
          </table:table-cell>
          <table:table-cell office:value-type="float" office:value="0.001398" calcext:value-type="float">
            <text:p>0.001398</text:p>
          </table:table-cell>
          <table:table-cell office:value-type="float" office:value="0.346223" calcext:value-type="float">
            <text:p>0.346223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170" calcext:value-type="float">
            <text:p>170</text:p>
          </table:table-cell>
          <table:table-cell office:value-type="float" office:value="370" calcext:value-type="float">
            <text:p>370</text:p>
          </table:table-cell>
          <table:table-cell office:value-type="float" office:value="168" calcext:value-type="float">
            <text:p>168</text:p>
          </table:table-cell>
          <table:table-cell office:value-type="float" office:value="1.94" calcext:value-type="float">
            <text:p>1.94</text:p>
          </table:table-cell>
          <table:table-cell office:value-type="float" office:value="1.95" calcext:value-type="float">
            <text:p>1.95</text:p>
          </table:table-cell>
          <table:table-cell office:value-type="float" office:value="0.026267" calcext:value-type="float">
            <text:p>0.026267</text:p>
          </table:table-cell>
          <table:table-cell office:value-type="float" office:value="0.00502" calcext:value-type="float">
            <text:p>0.00502</text:p>
          </table:table-cell>
          <table:table-cell office:value-type="float" office:value="0.091204" calcext:value-type="float">
            <text:p>0.0912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999657" calcext:value-type="float">
            <text:p>-0.999657</text:p>
          </table:table-cell>
          <table:table-cell office:value-type="float" office:value="0.026177" calcext:value-type="float">
            <text:p>0.0261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7" calcext:value-type="float">
            <text:p>-177</text:p>
          </table:table-cell>
          <table:table-cell office:value-type="float" office:value="0.001398" calcext:value-type="float">
            <text:p>0.001398</text:p>
          </table:table-cell>
          <table:table-cell office:value-type="float" office:value="0.346223" calcext:value-type="float">
            <text:p>0.346223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170" calcext:value-type="float">
            <text:p>170</text:p>
          </table:table-cell>
          <table:table-cell office:value-type="float" office:value="370" calcext:value-type="float">
            <text:p>370</text:p>
          </table:table-cell>
          <table:table-cell office:value-type="float" office:value="168" calcext:value-type="float">
            <text:p>168</text:p>
          </table:table-cell>
          <table:table-cell office:value-type="float" office:value="1.94" calcext:value-type="float">
            <text:p>1.94</text:p>
          </table:table-cell>
          <table:table-cell office:value-type="float" office:value="1.95" calcext:value-type="float">
            <text:p>1.95</text:p>
          </table:table-cell>
          <table:table-cell office:value-type="float" office:value="0.026267" calcext:value-type="float">
            <text:p>0.026267</text:p>
          </table:table-cell>
          <table:table-cell office:value-type="float" office:value="0.00502" calcext:value-type="float">
            <text:p>0.00502</text:p>
          </table:table-cell>
          <table:table-cell office:value-type="float" office:value="0.091204" calcext:value-type="float">
            <text:p>0.0912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999657" calcext:value-type="float">
            <text:p>-0.999657</text:p>
          </table:table-cell>
          <table:table-cell office:value-type="float" office:value="0.026177" calcext:value-type="float">
            <text:p>0.0261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7" calcext:value-type="float">
            <text:p>-177</text:p>
          </table:table-cell>
          <table:table-cell office:value-type="float" office:value="0.001398" calcext:value-type="float">
            <text:p>0.001398</text:p>
          </table:table-cell>
          <table:table-cell office:value-type="float" office:value="0.346223" calcext:value-type="float">
            <text:p>0.346223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170" calcext:value-type="float">
            <text:p>170</text:p>
          </table:table-cell>
          <table:table-cell office:value-type="float" office:value="370" calcext:value-type="float">
            <text:p>370</text:p>
          </table:table-cell>
          <table:table-cell office:value-type="float" office:value="168" calcext:value-type="float">
            <text:p>168</text:p>
          </table:table-cell>
          <table:table-cell office:value-type="float" office:value="1.94" calcext:value-type="float">
            <text:p>1.94</text:p>
          </table:table-cell>
          <table:table-cell office:value-type="float" office:value="1.95" calcext:value-type="float">
            <text:p>1.95</text:p>
          </table:table-cell>
          <table:table-cell office:value-type="float" office:value="0.026267" calcext:value-type="float">
            <text:p>0.026267</text:p>
          </table:table-cell>
          <table:table-cell office:value-type="float" office:value="0.00502" calcext:value-type="float">
            <text:p>0.00502</text:p>
          </table:table-cell>
          <table:table-cell office:value-type="float" office:value="0.091204" calcext:value-type="float">
            <text:p>0.0912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999657" calcext:value-type="float">
            <text:p>-0.999657</text:p>
          </table:table-cell>
          <table:table-cell office:value-type="float" office:value="0.026177" calcext:value-type="float">
            <text:p>0.0261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7" calcext:value-type="float">
            <text:p>-177</text:p>
          </table:table-cell>
          <table:table-cell office:value-type="float" office:value="0.001398" calcext:value-type="float">
            <text:p>0.001398</text:p>
          </table:table-cell>
          <table:table-cell office:value-type="float" office:value="0.346223" calcext:value-type="float">
            <text:p>0.346223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152" calcext:value-type="float">
            <text:p>152</text:p>
          </table:table-cell>
          <table:table-cell office:value-type="float" office:value="481" calcext:value-type="float">
            <text:p>481</text:p>
          </table:table-cell>
          <table:table-cell office:value-type="float" office:value="152" calcext:value-type="float">
            <text:p>152</text:p>
          </table:table-cell>
          <table:table-cell table:number-columns-repeated="2" office:value-type="float" office:value="1.12" calcext:value-type="float">
            <text:p>1.12</text:p>
          </table:table-cell>
          <table:table-cell office:value-type="float" office:value="0.060883" calcext:value-type="float">
            <text:p>0.060883</text:p>
          </table:table-cell>
          <table:table-cell office:value-type="float" office:value="-0.003461" calcext:value-type="float">
            <text:p>-0.003461</text:p>
          </table:table-cell>
          <table:table-cell office:value-type="float" office:value="0.157726" calcext:value-type="float">
            <text:p>0.1577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7688" calcext:value-type="float">
            <text:p>0.987688</text:p>
          </table:table-cell>
          <table:table-cell office:value-type="float" office:value="0.156434" calcext:value-type="float">
            <text:p>0.1564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office:value-type="float" office:value="0.001569" calcext:value-type="float">
            <text:p>0.001569</text:p>
          </table:table-cell>
          <table:table-cell office:value-type="float" office:value="4.394094" calcext:value-type="float">
            <text:p>4.394094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152" calcext:value-type="float">
            <text:p>152</text:p>
          </table:table-cell>
          <table:table-cell office:value-type="float" office:value="481" calcext:value-type="float">
            <text:p>481</text:p>
          </table:table-cell>
          <table:table-cell office:value-type="float" office:value="152" calcext:value-type="float">
            <text:p>152</text:p>
          </table:table-cell>
          <table:table-cell table:number-columns-repeated="2" office:value-type="float" office:value="1.12" calcext:value-type="float">
            <text:p>1.12</text:p>
          </table:table-cell>
          <table:table-cell office:value-type="float" office:value="0.060883" calcext:value-type="float">
            <text:p>0.060883</text:p>
          </table:table-cell>
          <table:table-cell office:value-type="float" office:value="-0.003461" calcext:value-type="float">
            <text:p>-0.003461</text:p>
          </table:table-cell>
          <table:table-cell office:value-type="float" office:value="0.157726" calcext:value-type="float">
            <text:p>0.1577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7688" calcext:value-type="float">
            <text:p>0.987688</text:p>
          </table:table-cell>
          <table:table-cell office:value-type="float" office:value="0.156434" calcext:value-type="float">
            <text:p>0.1564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office:value-type="float" office:value="0.001569" calcext:value-type="float">
            <text:p>0.001569</text:p>
          </table:table-cell>
          <table:table-cell office:value-type="float" office:value="4.394094" calcext:value-type="float">
            <text:p>4.394094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152" calcext:value-type="float">
            <text:p>152</text:p>
          </table:table-cell>
          <table:table-cell office:value-type="float" office:value="481" calcext:value-type="float">
            <text:p>481</text:p>
          </table:table-cell>
          <table:table-cell office:value-type="float" office:value="152" calcext:value-type="float">
            <text:p>152</text:p>
          </table:table-cell>
          <table:table-cell table:number-columns-repeated="2" office:value-type="float" office:value="1.12" calcext:value-type="float">
            <text:p>1.12</text:p>
          </table:table-cell>
          <table:table-cell office:value-type="float" office:value="0.060883" calcext:value-type="float">
            <text:p>0.060883</text:p>
          </table:table-cell>
          <table:table-cell office:value-type="float" office:value="-0.003461" calcext:value-type="float">
            <text:p>-0.003461</text:p>
          </table:table-cell>
          <table:table-cell office:value-type="float" office:value="0.157726" calcext:value-type="float">
            <text:p>0.1577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7688" calcext:value-type="float">
            <text:p>0.987688</text:p>
          </table:table-cell>
          <table:table-cell office:value-type="float" office:value="0.156434" calcext:value-type="float">
            <text:p>0.1564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office:value-type="float" office:value="0.001569" calcext:value-type="float">
            <text:p>0.001569</text:p>
          </table:table-cell>
          <table:table-cell office:value-type="float" office:value="4.394094" calcext:value-type="float">
            <text:p>4.394094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152" calcext:value-type="float">
            <text:p>152</text:p>
          </table:table-cell>
          <table:table-cell office:value-type="float" office:value="481" calcext:value-type="float">
            <text:p>481</text:p>
          </table:table-cell>
          <table:table-cell office:value-type="float" office:value="152" calcext:value-type="float">
            <text:p>152</text:p>
          </table:table-cell>
          <table:table-cell table:number-columns-repeated="2" office:value-type="float" office:value="1.12" calcext:value-type="float">
            <text:p>1.12</text:p>
          </table:table-cell>
          <table:table-cell office:value-type="float" office:value="0.060883" calcext:value-type="float">
            <text:p>0.060883</text:p>
          </table:table-cell>
          <table:table-cell office:value-type="float" office:value="-0.003461" calcext:value-type="float">
            <text:p>-0.003461</text:p>
          </table:table-cell>
          <table:table-cell office:value-type="float" office:value="0.157726" calcext:value-type="float">
            <text:p>0.1577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7688" calcext:value-type="float">
            <text:p>0.987688</text:p>
          </table:table-cell>
          <table:table-cell office:value-type="float" office:value="0.156434" calcext:value-type="float">
            <text:p>0.1564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office:value-type="float" office:value="0.001569" calcext:value-type="float">
            <text:p>0.001569</text:p>
          </table:table-cell>
          <table:table-cell office:value-type="float" office:value="4.394094" calcext:value-type="float">
            <text:p>4.394094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92" calcext:value-type="float">
            <text:p>92</text:p>
          </table:table-cell>
          <table:table-cell office:value-type="float" office:value="383" calcext:value-type="float">
            <text:p>383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1.44" calcext:value-type="float">
            <text:p>1.44</text:p>
          </table:table-cell>
          <table:table-cell office:value-type="float" office:value="0.03093" calcext:value-type="float">
            <text:p>0.03093</text:p>
          </table:table-cell>
          <table:table-cell office:value-type="float" office:value="-0.010729" calcext:value-type="float">
            <text:p>-0.010729</text:p>
          </table:table-cell>
          <table:table-cell office:value-type="float" office:value="0.122676" calcext:value-type="float">
            <text:p>0.1226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993572" calcext:value-type="float">
            <text:p>-0.993572</text:p>
          </table:table-cell>
          <table:table-cell office:value-type="float" office:value="0.113203" calcext:value-type="float">
            <text:p>0.1132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7" calcext:value-type="float">
            <text:p>-167</text:p>
          </table:table-cell>
          <table:table-cell office:value-type="float" office:value="0.001728" calcext:value-type="float">
            <text:p>0.001728</text:p>
          </table:table-cell>
          <table:table-cell office:value-type="float" office:value="0.125047" calcext:value-type="float">
            <text:p>0.125047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92" calcext:value-type="float">
            <text:p>92</text:p>
          </table:table-cell>
          <table:table-cell office:value-type="float" office:value="383" calcext:value-type="float">
            <text:p>383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1.44" calcext:value-type="float">
            <text:p>1.44</text:p>
          </table:table-cell>
          <table:table-cell office:value-type="float" office:value="0.03093" calcext:value-type="float">
            <text:p>0.03093</text:p>
          </table:table-cell>
          <table:table-cell office:value-type="float" office:value="-0.010729" calcext:value-type="float">
            <text:p>-0.010729</text:p>
          </table:table-cell>
          <table:table-cell office:value-type="float" office:value="0.122676" calcext:value-type="float">
            <text:p>0.1226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993572" calcext:value-type="float">
            <text:p>-0.993572</text:p>
          </table:table-cell>
          <table:table-cell office:value-type="float" office:value="0.113203" calcext:value-type="float">
            <text:p>0.1132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7" calcext:value-type="float">
            <text:p>-167</text:p>
          </table:table-cell>
          <table:table-cell office:value-type="float" office:value="0.001728" calcext:value-type="float">
            <text:p>0.001728</text:p>
          </table:table-cell>
          <table:table-cell office:value-type="float" office:value="0.125047" calcext:value-type="float">
            <text:p>0.125047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92" calcext:value-type="float">
            <text:p>92</text:p>
          </table:table-cell>
          <table:table-cell office:value-type="float" office:value="383" calcext:value-type="float">
            <text:p>383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1.44" calcext:value-type="float">
            <text:p>1.44</text:p>
          </table:table-cell>
          <table:table-cell office:value-type="float" office:value="0.03093" calcext:value-type="float">
            <text:p>0.03093</text:p>
          </table:table-cell>
          <table:table-cell office:value-type="float" office:value="-0.010729" calcext:value-type="float">
            <text:p>-0.010729</text:p>
          </table:table-cell>
          <table:table-cell office:value-type="float" office:value="0.122676" calcext:value-type="float">
            <text:p>0.1226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993572" calcext:value-type="float">
            <text:p>-0.993572</text:p>
          </table:table-cell>
          <table:table-cell office:value-type="float" office:value="0.113203" calcext:value-type="float">
            <text:p>0.1132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7" calcext:value-type="float">
            <text:p>-167</text:p>
          </table:table-cell>
          <table:table-cell office:value-type="float" office:value="0.001728" calcext:value-type="float">
            <text:p>0.001728</text:p>
          </table:table-cell>
          <table:table-cell office:value-type="float" office:value="0.125047" calcext:value-type="float">
            <text:p>0.125047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92" calcext:value-type="float">
            <text:p>92</text:p>
          </table:table-cell>
          <table:table-cell office:value-type="float" office:value="383" calcext:value-type="float">
            <text:p>383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1.44" calcext:value-type="float">
            <text:p>1.44</text:p>
          </table:table-cell>
          <table:table-cell office:value-type="float" office:value="0.03093" calcext:value-type="float">
            <text:p>0.03093</text:p>
          </table:table-cell>
          <table:table-cell office:value-type="float" office:value="-0.010729" calcext:value-type="float">
            <text:p>-0.010729</text:p>
          </table:table-cell>
          <table:table-cell office:value-type="float" office:value="0.122676" calcext:value-type="float">
            <text:p>0.1226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993572" calcext:value-type="float">
            <text:p>-0.993572</text:p>
          </table:table-cell>
          <table:table-cell office:value-type="float" office:value="0.113203" calcext:value-type="float">
            <text:p>0.1132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7" calcext:value-type="float">
            <text:p>-167</text:p>
          </table:table-cell>
          <table:table-cell office:value-type="float" office:value="0.001728" calcext:value-type="float">
            <text:p>0.001728</text:p>
          </table:table-cell>
          <table:table-cell office:value-type="float" office:value="0.125047" calcext:value-type="float">
            <text:p>0.125047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87" calcext:value-type="float">
            <text:p>87</text:p>
          </table:table-cell>
          <table:table-cell office:value-type="float" office:value="246" calcext:value-type="float">
            <text:p>246</text:p>
          </table:table-cell>
          <table:table-cell office:value-type="float" office:value="86" calcext:value-type="float">
            <text:p>86</text:p>
          </table:table-cell>
          <table:table-cell office:value-type="float" office:value="1.21" calcext:value-type="float">
            <text:p>1.21</text:p>
          </table:table-cell>
          <table:table-cell office:value-type="float" office:value="1.23" calcext:value-type="float">
            <text:p>1.23</text:p>
          </table:table-cell>
          <table:table-cell office:value-type="float" office:value="-0.007818" calcext:value-type="float">
            <text:p>-0.007818</text:p>
          </table:table-cell>
          <table:table-cell office:value-type="float" office:value="-0.01826" calcext:value-type="float">
            <text:p>-0.01826</text:p>
          </table:table-cell>
          <table:table-cell office:value-type="float" office:value="0.138558" calcext:value-type="float">
            <text:p>0.1385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71934" calcext:value-type="float">
            <text:p>-0.71934</text:p>
          </table:table-cell>
          <table:table-cell office:value-type="float" office:value="0.694658" calcext:value-type="float">
            <text:p>0.6946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2" calcext:value-type="float">
            <text:p>-92</text:p>
          </table:table-cell>
          <table:table-cell office:value-type="float" office:value="0.006275" calcext:value-type="float">
            <text:p>0.006275</text:p>
          </table:table-cell>
          <table:table-cell office:value-type="float" office:value="0.232804" calcext:value-type="float">
            <text:p>0.232804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87" calcext:value-type="float">
            <text:p>87</text:p>
          </table:table-cell>
          <table:table-cell office:value-type="float" office:value="246" calcext:value-type="float">
            <text:p>246</text:p>
          </table:table-cell>
          <table:table-cell office:value-type="float" office:value="86" calcext:value-type="float">
            <text:p>86</text:p>
          </table:table-cell>
          <table:table-cell office:value-type="float" office:value="1.21" calcext:value-type="float">
            <text:p>1.21</text:p>
          </table:table-cell>
          <table:table-cell office:value-type="float" office:value="1.23" calcext:value-type="float">
            <text:p>1.23</text:p>
          </table:table-cell>
          <table:table-cell office:value-type="float" office:value="-0.007818" calcext:value-type="float">
            <text:p>-0.007818</text:p>
          </table:table-cell>
          <table:table-cell office:value-type="float" office:value="-0.01826" calcext:value-type="float">
            <text:p>-0.01826</text:p>
          </table:table-cell>
          <table:table-cell office:value-type="float" office:value="0.138558" calcext:value-type="float">
            <text:p>0.1385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71934" calcext:value-type="float">
            <text:p>-0.71934</text:p>
          </table:table-cell>
          <table:table-cell office:value-type="float" office:value="0.694658" calcext:value-type="float">
            <text:p>0.6946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2" calcext:value-type="float">
            <text:p>-92</text:p>
          </table:table-cell>
          <table:table-cell office:value-type="float" office:value="0.006275" calcext:value-type="float">
            <text:p>0.006275</text:p>
          </table:table-cell>
          <table:table-cell office:value-type="float" office:value="0.232804" calcext:value-type="float">
            <text:p>0.232804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87" calcext:value-type="float">
            <text:p>87</text:p>
          </table:table-cell>
          <table:table-cell office:value-type="float" office:value="246" calcext:value-type="float">
            <text:p>246</text:p>
          </table:table-cell>
          <table:table-cell office:value-type="float" office:value="86" calcext:value-type="float">
            <text:p>86</text:p>
          </table:table-cell>
          <table:table-cell office:value-type="float" office:value="1.21" calcext:value-type="float">
            <text:p>1.21</text:p>
          </table:table-cell>
          <table:table-cell office:value-type="float" office:value="1.23" calcext:value-type="float">
            <text:p>1.23</text:p>
          </table:table-cell>
          <table:table-cell office:value-type="float" office:value="-0.007818" calcext:value-type="float">
            <text:p>-0.007818</text:p>
          </table:table-cell>
          <table:table-cell office:value-type="float" office:value="-0.01826" calcext:value-type="float">
            <text:p>-0.01826</text:p>
          </table:table-cell>
          <table:table-cell office:value-type="float" office:value="0.138558" calcext:value-type="float">
            <text:p>0.1385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71934" calcext:value-type="float">
            <text:p>-0.71934</text:p>
          </table:table-cell>
          <table:table-cell office:value-type="float" office:value="0.694658" calcext:value-type="float">
            <text:p>0.6946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2" calcext:value-type="float">
            <text:p>-92</text:p>
          </table:table-cell>
          <table:table-cell office:value-type="float" office:value="0.006275" calcext:value-type="float">
            <text:p>0.006275</text:p>
          </table:table-cell>
          <table:table-cell office:value-type="float" office:value="0.232804" calcext:value-type="float">
            <text:p>0.232804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87" calcext:value-type="float">
            <text:p>87</text:p>
          </table:table-cell>
          <table:table-cell office:value-type="float" office:value="246" calcext:value-type="float">
            <text:p>246</text:p>
          </table:table-cell>
          <table:table-cell office:value-type="float" office:value="86" calcext:value-type="float">
            <text:p>86</text:p>
          </table:table-cell>
          <table:table-cell office:value-type="float" office:value="1.21" calcext:value-type="float">
            <text:p>1.21</text:p>
          </table:table-cell>
          <table:table-cell office:value-type="float" office:value="1.23" calcext:value-type="float">
            <text:p>1.23</text:p>
          </table:table-cell>
          <table:table-cell office:value-type="float" office:value="-0.007818" calcext:value-type="float">
            <text:p>-0.007818</text:p>
          </table:table-cell>
          <table:table-cell office:value-type="float" office:value="-0.01826" calcext:value-type="float">
            <text:p>-0.01826</text:p>
          </table:table-cell>
          <table:table-cell office:value-type="float" office:value="0.138558" calcext:value-type="float">
            <text:p>0.1385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71934" calcext:value-type="float">
            <text:p>-0.71934</text:p>
          </table:table-cell>
          <table:table-cell office:value-type="float" office:value="0.694658" calcext:value-type="float">
            <text:p>0.6946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2" calcext:value-type="float">
            <text:p>-92</text:p>
          </table:table-cell>
          <table:table-cell office:value-type="float" office:value="0.006275" calcext:value-type="float">
            <text:p>0.006275</text:p>
          </table:table-cell>
          <table:table-cell office:value-type="float" office:value="0.232804" calcext:value-type="float">
            <text:p>0.232804</text:p>
          </table:table-cell>
        </table:table-row>
        <table:table-row table:style-name="ro1">
          <table:table-cell office:value-type="string" calcext:value-type="string">
            <text:p>l_x</text:p>
          </table:table-cell>
          <table:table-cell office:value-type="string" calcext:value-type="string">
            <text:p>l_y</text:p>
          </table:table-cell>
          <table:table-cell office:value-type="string" calcext:value-type="string">
            <text:p>r_x</text:p>
          </table:table-cell>
          <table:table-cell office:value-type="string" calcext:value-type="string">
            <text:p>r_y</text:p>
          </table:table-cell>
          <table:table-cell office:value-type="string" calcext:value-type="string">
            <text:p>l_scale</text:p>
          </table:table-cell>
          <table:table-cell office:value-type="string" calcext:value-type="string">
            <text:p>r_scale</text:p>
          </table:table-cell>
          <table:table-cell office:value-type="string" calcext:value-type="string">
            <text:p>pose_x</text:p>
          </table:table-cell>
          <table:table-cell office:value-type="string" calcext:value-type="string">
            <text:p>pose_y</text:p>
          </table:table-cell>
          <table:table-cell office:value-type="string" calcext:value-type="string">
            <text:p>pose_z</text:p>
          </table:table-cell>
          <table:table-cell office:value-type="string" calcext:value-type="string">
            <text:p>q_x</text:p>
          </table:table-cell>
          <table:table-cell office:value-type="string" calcext:value-type="string">
            <text:p>q_y</text:p>
          </table:table-cell>
          <table:table-cell office:value-type="string" calcext:value-type="string">
            <text:p>q_z</text:p>
          </table:table-cell>
          <table:table-cell office:value-type="string" calcext:value-type="string">
            <text:p>q_w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loc_err</text:p>
          </table:table-cell>
          <table:table-cell office:value-type="string" calcext:value-type="string">
            <text:p>rot_er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6-22T13:11:54.655728729</dc:date>
    <meta:editing-duration>PT2M53S</meta:editing-duration>
    <meta:editing-cycles>1</meta:editing-cycles>
    <meta:document-statistic meta:table-count="1" meta:cell-count="738" meta:object-count="0"/>
    <meta:generator>LibreOffice/5.1.6.2$Linux_X86_64 LibreOffice_project/10m0$Build-2</meta:generator>
  </office:meta>
</office:document-meta>
</file>